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mbria" fo:font-size="28pt" fo:language="en" fo:country="US" fo:font-weight="bold" officeooo:rsid="00176fbe" officeooo:paragraph-rsid="00176fbe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mbria" fo:font-size="14pt" fo:language="en" fo:country="US" fo:font-weight="normal" officeooo:rsid="00176fbe" officeooo:paragraph-rsid="00176fb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mbria" fo:font-size="14pt" fo:language="en" fo:country="US" fo:font-weight="normal" officeooo:rsid="00176fbe" officeooo:paragraph-rsid="00176fb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Amazon.com audit on</text:p>
      <text:p text:style-name="P1"><text:s/>Universal Design conformance</text:p>
      <text:p text:style-name="P1"/>
      <text:p text:style-name="P1"/>
      <text:p text:style-name="P1"/>
      <text:p text:style-name="P1"/>
      <text:p text:style-name="P1"/>
      <text:p text:style-name="P1"/>
      <text:p text:style-name="P2">Enrique Juan Gamboa</text:p>
      <text:p text:style-name="P2">D2312548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3:34:28.856974133</meta:creation-date>
    <dc:date>2024-01-31T14:14:51.884494700</dc:date>
    <meta:editing-duration>PT40M26S</meta:editing-duration>
    <meta:editing-cycles>1</meta:editing-cycles>
    <meta:document-statistic meta:table-count="0" meta:image-count="0" meta:object-count="0" meta:page-count="2" meta:paragraph-count="4" meta:word-count="10" meta:character-count="76" meta:non-whitespace-character-count="69"/>
    <meta:generator>LibreOffice/7.5.9.2$Linux_X86_64 LibreOffice_project/50$Build-2</meta:generator>
  </office:meta>
</office:document-meta>
</file>